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A" svg:font-family="A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/>
      <style:text-properties fo:language="en" fo:country="US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 style:list-style-name="L2">
      <style:paragraph-properties fo:line-height="150%"/>
    </style:style>
    <style:style style:name="P6" style:family="paragraph" style:parent-style-name="Standard" style:list-style-name="L2">
      <style:paragraph-properties fo:line-height="150%"/>
      <style:text-properties fo:language="ru" fo:country="RU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fo:font-size="14pt" fo:language="en" fo:country="US" style:font-size-asian="14pt" style:font-size-complex="14pt"/>
    </style:style>
    <style:style style:name="P11" style:family="paragraph" style:parent-style-name="Heading">
      <style:paragraph-properties fo:line-height="150%" fo:text-align="center" style:justify-single-word="false"/>
      <style:text-properties fo:font-size="18pt" style:font-size-asian="18pt" style:font-size-complex="18pt"/>
    </style:style>
    <style:style style:name="P12" style:family="paragraph" style:parent-style-name="Heading_20_1">
      <style:paragraph-properties fo:line-height="150%"/>
    </style:style>
    <style:style style:name="P13" style:family="paragraph" style:parent-style-name="Heading_20_1">
      <style:paragraph-properties fo:line-height="150%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A" fo:font-size="0pt" style:font-name-asian="A" style:font-size-asian="0pt" style:font-name-complex="A" style:font-size-complex="0pt"/>
    </style:style>
    <style:style style:name="T9" style:family="text">
      <style:text-properties style:font-name="A" fo:font-size="0pt" fo:language="ru" fo:country="RU" style:font-name-asian="A" style:font-size-asian="0pt" style:font-name-complex="A" style:font-size-complex="0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Отчет по НИРС</text:p>
      <text:p text:style-name="P4">за осенний семестр 2009</text:p>
      <text:p text:style-name="P9">Кожевников Михаил, 6057/2</text:p>
      <text:p text:style-name="P10">29.12.2009</text:p>
      <text:p text:style-name="P8"><text:span text:style-name="T1">Тема:</text:span> Методы быстрого вычисления значений полиномов</text:p>
      <text:p text:style-name="P7"><text:span text:style-name="T1">Место выполнения:</text:span> Санкт-Петербургское отделение математического института </text:p>
      <text:p text:style-name="P7">им. В.А.Стеклова</text:p>
      <text:p text:style-name="P7"><text:span text:style-name="T1">Руководитель:</text:span> к.ф.-м.н. Васильев Н.Н.</text:p>
      <text:h text:style-name="P12" text:outline-level="1">Введение</text:h>
      <text:p text:style-name="P2">Данная работа посвящена методам быстрого вычисления значений полиномов с предобработкой, т.е. синтезу вычисляющих программ. Это востребовано в ряде областей, где сложные полиномы вычисляются многократно, например, в астрономии. Цель данной работы — исследование эффективности существующих методов, а также разработка новых методов и их эффективная реализация.</text:p>
      <text:p text:style-name="P2">В связи с различными приложениями схем вычисления полиномов, нас также интересует возможность быстрого построения схемы с однократным использованием.</text:p>
      <text:h text:style-name="P12" text:outline-level="1">Постановка задачи</text:h>
      <text:list xml:id="list30461537" text:style-name="L1">
        <text:list-item>
          <text:p text:style-name="P3">Реализовать прототипы для алгоритмов построения схем вычисления полиномов на основе</text:p>
          <text:list>
            <text:list-item>
              <text:p text:style-name="P3">рекурсивного разбиения</text:p>
            </text:list-item>
            <text:list-item>
              <text:p text:style-name="P3">покрывающего дерева на графе делимости</text:p>
            </text:list-item>
            <text:list-item>
              <text:p text:style-name="P3">различных классов аддитивных цепочек</text:p>
            </text:list-item>
          </text:list>
        </text:list-item>
        <text:list-item>
          <text:p text:style-name="P3">Сравнить сложность алгоритмов и качество порождаемых схем (качество схемы оценивается с точки зрения количества операций умножения в ней)</text:p>
        </text:list-item>
        <text:list-item>
          <text:p text:style-name="P3">Эффективно реализовать наиболее интересные схемы для случая однократного и многократного использования</text:p>
        </text:list-item>
        <text:list-item>
          <text:p text:style-name="P3">Сравнить полученные реализации с существующими</text:p>
        </text:list-item>
      </text:list>
      <text:h text:style-name="P12" text:outline-level="1"><text:soft-page-break/>Что сделано</text:h>
      <text:p text:style-name="P2">В течение семестра проведено ознакомление с необходимой литературой, реализованы прототипы алгоритмов на основе рекурсивного разбиения и покрывающего дерева на языке Python. Для них сделаны оценки сложности построения и экспериментально оценено качество схемы для набора тестовых полиномов.</text:p>
      <text:p text:style-name="P2">Для того чтобы делать выводы об эффективности рассматриваемого подхода необходимы дальнейшие эксперименты и эффективная реализация на компилируемом языке.</text:p>
      <text:h text:style-name="P12" text:outline-level="1">Дальнейшая работа</text:h>
      <text:p text:style-name="P2">В рамках магистерского диплома планируется завершить указанные эксперименты и</text:p>
      <text:p text:style-name="P2">рассмотреть приложения схем вычисления полиномов к задаче построения нормальной формы полинома и задаче построения базиса Грёбнера.</text:p>
      <text:h text:style-name="P12" text:outline-level="1"/>
      <text:h text:style-name="P13" text:outline-level="1">Источники</text:h>
      <text:list xml:id="list30503562" text:style-name="L2">
        <text:list-item>
          <text:p text:style-name="P1">Knuth D. <text:span text:style-name="T6">The Art of Computer Programming</text:span>, vol. 2, Addison-Wesley 1981</text:p>
        </text:list-item>
        <text:list-item>
          <text:p text:style-name="P6">Кокс, Д., Литтл Дж., О<text:span text:style-name="T5">`</text:span>Ши Д. <text:span text:style-name="T6">Идеалы, многообразия и алгоритмы</text:span>, Москва, Мир, <text:span text:style-name="T5">2000</text:span></text:p>
        </text:list-item>
        <text:list-item>
          <text:p text:style-name="P5"><text:span text:style-name="T2">Ахо А., Хопкрофт Дж., Ульман Дж. </text:span><text:span text:style-name="T3">Построение и анализ вычислительных алгоритмов</text:span><text:span text:style-name="T4">, Москва, Мир, 1979</text:span></text:p>
        </text:list-item>
        <text:list-item>
          <text:p text:style-name="P5"><text:span text:style-name="T2">Клискунов А.Н. </text:span><text:span text:style-name="T6">Эффективные вычисления нормальных форм в алгоритме Бухбергера</text:span>, Магистерская диссертация, СПбГПУ ФизМех, 2006 <text:s/></text:p>
        </text:list-item>
        <text:list-item>
          <text:p text:style-name="P5"><text:span text:style-name="T2">Vasiliev N.N., </text:span><text:span text:style-name="T3">Joint Evaluations of Sparse Polynomials and the Synthesis of Evaluating Programms</text:span><text:span text:style-name="T2">. Proceedings of International Conf. "Systems and Methods of Analytical Computations with Computers in Theor. Phys." Dubna, 1985, pp. 154-159, (In Russian).</text:span></text:p>
        </text:list-item>
        <text:list-item>
          <text:p text:style-name="P5"><text:span text:style-name="T2">Vasiliev N.N., </text:span><text:span text:style-name="T3">Creation of efficient symbolic-numeric interface</text:span><text:span text:style-name="T2">. Lecture Notes in Computer Science. V378 , Springer, 1989, pp. 118-119, (In English)</text:span></text:p>
        </text:list-item>
        <text:list-item>
          <text:p text:style-name="P5"><text:span text:style-name="T2">Vasiliev N.N., </text:span><text:span text:style-name="T3">The System for the Synthesis of evaluating programms for polynomial-trigonometric expressions</text:span><text:span text:style-name="T2">. Proceedings of International Conference "Analytical Computations with Computers in Theor. Phys." Dubna, 1983. pp.120-124, (In Russian)</text:span></text:p>
        </text:list-item>
        <text:list-item>
          <text:p text:style-name="P5"><text:span text:style-name="T2">D.Bini, V.Pan. </text:span><text:span text:style-name="T3">Parallel polynomial computations by recursive processes</text:span><text:span text:style-name="T2">, Proc. ACM SIGSAM Intern. Symp. on Symbolic and Algebraic Comp., 294, 1990</text:span></text:p>
        </text:list-item>
        <text:list-item>
          <text:p text:style-name="P5"><text:span text:style-name="T2">D.Bini, L. Gemignani ,V.Pan. </text:span><text:span text:style-name="T3">Improved parallel computations with matrices and polynomials</text:span><text:span text:style-name="T2">, Proc. 18-th Intern. Symposium on Automata, Languages and Programming, Lectures Notes in Computer Science, 510, 520-531, Springer <text:s/>1991</text:span></text:p>
        </text:list-item>
        <text:list-item>
          <text:p text:style-name="P5"><text:span text:style-name="T2">Vasiliev N.N. </text:span><text:span text:style-name="T3">Complexity of monomial evaluations and duality</text:span><text:span text:style-name="T2">. in "Computer Algebra in Scientifig Computing", V.G.Ganzha and .. (ed.) 479-485, Springer, 1999</text:span></text:p>
        </text:list-item>
        <text:list-item>
          <text:p text:style-name="P1">Otto M. <text:span text:style-name="T6">Brauer Addition-Subtraction Chains</text:span>, Diplomarbeit, University Paderborn<text:span text:style-name="T2">, 2001</text:span></text:p>
        </text:list-item>
        <text:list-item>
          <text:p text:style-name="P6">Кочергин В.В. <text:span text:style-name="T6">Об асимптотике сложности аддитивных вычислений систем целочисленных линейных форм</text:span><text:span text:style-name="T7">, Дискретный анализ и исследование операций, Апрель-Июнь 2006. Серия 1. Том 13, № 2. 38–58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A" svg:font-family="A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khail Kozhevnikov</meta:initial-creator>
    <meta:creation-date>2009-12-29T10:34:37.02</meta:creation-date>
    <meta:document-statistic meta:table-count="0" meta:image-count="0" meta:object-count="0" meta:page-count="3" meta:paragraph-count="38" meta:word-count="488" meta:character-count="3776"/>
    <dc:date>2009-12-29T11:13:03.84</dc:date>
    <dc:creator>Mikhail Kozhevnikov</dc:creator>
    <meta:editing-duration>PT00H09M21S</meta:editing-duration>
    <meta:editing-cycles>1</meta:editing-cycles>
    <meta:generator>OpenOffice.org/3.1$Win32 OpenOffice.org_project/310m19$Build-9420</meta:generator>
  </office:meta>
</office:document-meta>
</file>